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Lien LCSC</text:p>
          </table:table-cell>
          <table:table-cell office:value-type="string" calcext:value-type="string">
            <text:p>P.U($)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prix final </text:p>
          </table:table-cell>
        </table:table-row>
        <table:table-row table:style-name="ro1">
          <table:table-cell office:value-type="string" calcext:value-type="string">
            <text:p>STM32F407VET6</text:p>
          </table:table-cell>
          <table:table-cell office:value-type="string" calcext:value-type="string">
            <text:p>https://www.lcsc.com/product-detail/Microcontroller-Units-MCUs-MPUs-SOCs_STMicroelectronics-STM32F407VET6_C28730.html</text:p>
          </table:table-cell>
          <table:table-cell table:style-name="ce2" office:value-type="float" office:value="3.15" calcext:value-type="float">
            <text:p>3,15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.15" calcext:value-type="float">
            <text:p>3,15</text:p>
          </table:table-cell>
          <table:table-cell/>
          <table:table-cell table:formula="of:=SUM([.E2:.E1048576])" office:value-type="float" office:value="14.8428" calcext:value-type="float">
            <text:p>14,8428</text:p>
          </table:table-cell>
        </table:table-row>
        <table:table-row table:style-name="ro1">
          <table:table-cell office:value-type="string" calcext:value-type="string">
            <text:p>Relais bistable (SPST – NO)</text:p>
          </table:table-cell>
          <table:table-cell office:value-type="string" calcext:value-type="string">
            <text:p>https://www.lcsc.com/product-detail/Magnetic-Latching-Relays_Omron-Electronics-G6BK-1114P-US-DC3_C1563013.html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tion TD POWER</text:p>
          </table:table-cell>
          <table:table-cell office:value-type="string" calcext:value-type="string">
            <text:p>https://www.lcsc.com/product-detail/AC-DC-Power-Modules_span-style-background-color-ff0-TDPOWER-span-TAS12-5-W2_C5354760.html</text:p>
          </table:table-cell>
          <table:table-cell table:style-name="ce3"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3.16" calcext:value-type="float">
            <text:p>3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https://www.lcsc.com/product-detail/Ethernet-Connectors-Modular-Connectors-RJ45-RJ11_RCH-RC00417_C708605.html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ur Eth – LAN8742A-CZ</text:p>
          </table:table-cell>
          <table:table-cell office:value-type="string" calcext:value-type="string">
            <text:p>https://www.lcsc.com/product-detail/Ethernet-Transceivers_Microchip-Tech-LAN8742A-CZ_C220794.html</text:p>
          </table:table-cell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2.18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ton</text:p>
          </table:table-cell>
          <table:table-cell office:value-type="string" calcext:value-type="string">
            <text:p>https://www.lcsc.com/product-detail/Tactile-Switches_C-K-PTS647SN70SMTR2LFS_C2800009.html</text:p>
          </table:table-cell>
          <table:table-cell office:value-type="float" office:value="0.0606" calcext:value-type="float">
            <text:p>0,0606</text:p>
          </table:table-cell>
          <table:table-cell office:value-type="float" office:value="4" calcext:value-type="float">
            <text:p>4</text:p>
          </table:table-cell>
          <table:table-cell table:formula="of:=[.C7]*[.D7]" office:value-type="float" office:value="0.2424" calcext:value-type="float">
            <text:p>0,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elle 4 pin type A</text:p>
          </table:table-cell>
          <table:table-cell office:value-type="string" calcext:value-type="string">
            <text:p>https://www.lcsc.com/product-detail/USB-Connectors_Jing-Extension-of-the-Electronic-Co-908-371A1011D10100_C42576.html</text:p>
          </table:table-cell>
          <table:table-cell office:value-type="float" office:value="0.0345" calcext:value-type="float">
            <text:p>0,0345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0.0345" calcext:value-type="float">
            <text:p>0,03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D – USBLC6-2SC6</text:p>
          </table:table-cell>
          <table:table-cell office:value-type="string" calcext:value-type="string">
            <text:p>https://www.lcsc.com/product-detail/Electrostatic-and-Surge-Protection-TVS-ESD_STMicroelectronics-USBLC6-2SC6_C7519.html</text:p>
          </table:table-cell>
          <table:table-cell office:value-type="float" office:value="0.1022" calcext:value-type="float">
            <text:p>0,1022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0.2044" calcext:value-type="float">
            <text:p>0,2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gulateur de tension</text:p>
          </table:table-cell>
          <table:table-cell office:value-type="string" calcext:value-type="string">
            <text:p>https://www.lcsc.com/product-detail/Linear-Voltage-Regulators-LDO_Seaward-Elec-SE5218ALG-LF_C118233.html</text:p>
          </table:table-cell>
          <table:table-cell office:value-type="float" office:value="0.0715" calcext:value-type="float">
            <text:p>0,071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0.0715" calcext:value-type="float">
            <text:p>0,07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4:54:50.173878850</meta:creation-date>
    <dc:date>2024-06-13T09:09:57.976306105</dc:date>
    <meta:editing-duration>PT2H4M57S</meta:editing-duration>
    <meta:editing-cycles>4</meta:editing-cycles>
    <meta:generator>LibreOffice/7.3.7.2$Linux_X86_64 LibreOffice_project/30$Build-2</meta:generator>
    <meta:document-statistic meta:table-count="1" meta:cell-count="57" meta:object-count="0"/>
  </office:meta>
</office:document-meta>
</file>